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5-15_07-38-18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5-15_02-28-48_000.jpg</text:p>
          </table:table-cell>
          <table:table-cell table:style-name="ce26" office:value-type="string">
            <text:p>:m :PHOTO 寝た時刻 / 2023 / オナニー、未了、duration=40m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40m時間ぐらい,other=~">
            <text:p>:m :PHOTO 寝た時刻 / 2023 / オナニー、未了、duration=40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5-14_20-40-4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 office:value-type="string">
            <text:p>2023-05-15_13-25-3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 office:value-type="string">
            <text:p>2023-05-15_07-48-4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5-14_18-53-29_000.jpg</text:p>
          </table:table-cell>
          <table:table-cell table:style-name="ce26" office:value-type="string">
            <text:p>:m :篠笛,shinobue #*# / session-memo:session-1 / p.1-&lt;1&gt;:genre=melody:神楽調,key=~,session=hour-18,R=~,tempo=~ 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篠笛,shinobue #*# / session-memo:session-1 / p.1-&lt;1&gt;:genre=melody:神楽調,key=~,session=hour-18,R=~,tempo=~ ,other=~">
            <text:p>:m :篠笛,shinobue #*# / session-memo:session-1 / p.1-&lt;1&gt;:genre=melody:神楽調,key=~,session=hour-18,R=~,tempo=~ 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5-15_01-27-02_000.jpg</text:p>
          </table:table-cell>
          <table:table-cell table:style-name="ce26" office:value-type="string">
            <text:p>:m #*# RES / JVEMV6 64#199.2.2_jinsai_dooji / 『童子問』 著者=伊藤仁斎,校注=~ / p.143 / w=,topic=~,publisher=~,other=memo+:「通有[あっ]て塞[そく]なし」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#*# RES / JVEMV6 64#199.2.2_jinsai_dooji / 『童子問』 著者=伊藤仁斎,校注=~ / p.143 / w=,topic=~,publisher=~,other=memo+:「通有[あっ]て塞[そく]なし」">
            <text:p>:m #*# RES / JVEMV6 64#199.2.2_jinsai_dooji / 『童子問』 著者=伊藤仁斎,校注=~ / p.143 / w=,topic=~,publisher=~,other=memo+:「通有[あっ]て塞[そく]なし」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3-05-15_10-58-14_000.jpg</text:p>
          </table:table-cell>
          <table:table-cell table:style-name="ce26" office:value-type="string">
            <text:p>:m #*# RES / JVEMV6 64#130_eki / 『易経　上』 著者=~,校注=~ / p.96 / w=~,topic=「乾為天」：初九～九二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#*# RES / JVEMV6 64#130_eki / 『易経　上』 著者=~,校注=~ / p.96 / w=~,topic=「乾為天」：初九～九二,publisher=~,other=~">
            <text:p>:m #*# RES / JVEMV6 64#130_eki / 『易経　上』 著者=~,校注=~ / p.96 / w=~,topic=「乾為天」：初九～九二,publisher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5-15_12-59-27_000.jpg</text:p>
          </table:table-cell>
          <table:table-cell table:style-name="ce26" office:value-type="string">
            <text:p>:m 1*1 RES / JVEMV6 64#238_maeno / 『微粒子から探る物性七変化』 著者=前野昌弘,校注=~ / p.182 / w=改質材,topic=,publisher=~,other=memo+:シラン；list+:電気陰性度、電子親和力：ケイ素、水素、炭素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1*1 RES / JVEMV6 64#238_maeno / 『微粒子から探る物性七変化』 著者=前野昌弘,校注=~ / p.182 / w=改質材,topic=,publisher=~,other=memo+:シラン；list+:電気陰性度、電子親和力：ケイ素、水素、炭素">
            <text:p>:m 1*1 RES / JVEMV6 64#238_maeno / 『微粒子から探る物性七変化』 著者=前野昌弘,校注=~ / p.182 / w=改質材,topic=,publisher=~,other=memo+:シラン；list+:電気陰性度、電子親和力：ケイ素、水素、炭素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5-14_22-00-58_000.mp4</text:p>
          </table:table-cell>
          <table:table-cell table:style-name="ce26" office:value-type="string">
            <text:p>:VIDEO / @自室 / 記録 / jap.flute / 演奏、play / R=1 / genre=melody,session=hour-18,memo=~,file-piece-id=~,other=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VIDEO / @自室 / 記録 / jap.flute / 演奏、play / R=1 / genre=melody,session=hour-18,memo=~,file-piece-id=~,other= / follow+">
            <text:p>:VIDEO / @自室 / 記録 / jap.flute / 演奏、play / R=1 / genre=melody,session=hour-18,memo=~,file-piece-id=~,other= / follow+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2]=&quot;&quot;;[.C24];CONCATENATE([.C24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5">2023/05/15</text:date>, <text:time>17:44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15T17:44:40.97</dc:date>
    <dc:creator>iwabuchi ken</dc:creator>
    <meta:editing-duration>P56DT12H7M6S</meta:editing-duration>
    <meta:editing-cycles>18499</meta:editing-cycles>
    <meta:document-statistic meta:table-count="2" meta:cell-count="920" meta:object-count="0"/>
    <meta:user-defined meta:name="qrichtext">1</meta:user-defined>
  </office:meta>
</office:document-meta>
</file>